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69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9" office:value-type="string" calcext:value-type="string">
            <text:p>C++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69" office:value-type="string" calcext:value-type="string">
            <text:p>Python3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 table:number-rows-repeated="1048404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4:Sheet1.C134 Sheet1.C108:Sheet1.C132 Sheet1.C140:Sheet1.C148 Sheet1.C150:Sheet1.C155 Sheet1.C172:Sheet1.C1048576 Sheet1.C167:Sheet1.C17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3:Sheet1.C13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5:Sheet1.C13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49:Sheet1.C14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61:Sheet1.C161 Sheet1.C163:Sheet1.C163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0:Sheet1.C160 Sheet1.C162:Sheet1.C162 Sheet1.C164:Sheet1.C16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6:Sheet1.C156 Sheet1.C158:Sheet1.C15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1:Sheet1.C17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0:54:41.5479062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01T12:19:48.620393819</dc:date>
    <meta:editing-duration>P2DT15H19M27S</meta:editing-duration>
    <meta:editing-cycles>224</meta:editing-cycles>
    <meta:generator>LibreOffice/7.3.1.3$Linux_X86_64 LibreOffice_project/30$Build-3</meta:generator>
    <meta:document-statistic meta:table-count="1" meta:cell-count="723" meta:object-count="0"/>
  </office:meta>
</office:document-meta>
</file>